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24-01-17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23-01-25 0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22-09-07 0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22-05-16 0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22-01-25 0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20-09-21 0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20-01-14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19-09-03 1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19-04-22 1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19-01-22 1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18-09-05 1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18-05-0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18-01-1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17-09-18 0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17-04-24 0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17-01-1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16-09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16-05-0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16-01-13 0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15-10-07 0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15-05-05 0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15-01-12 1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14-09-09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1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14-01-06 1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13-01-15 0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1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1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10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09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08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06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05-01-19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0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0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0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0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200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1999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1998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1997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1996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199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199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199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199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199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1990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198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1988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1987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1986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198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198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198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198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198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7</text:p>
          </table:table-cell>
          <table:table-cell office:value-type="string" calcext:value-type="string">
            <text:p>198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